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-width="0.381cm" draw:fill-color="#ffff99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381cm" draw:marker-end-width="0.381cm" draw:fill-color="#76b900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81cm" draw:marker-end-width="0.381cm" draw:fill-color="#76b90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_20_1-title">
      <style:graphic-properties fo:min-height="2.869cm"/>
    </style:style>
    <style:style style:name="pr3" style:family="presentation" style:parent-style-name="Default_20_1-notes">
      <style:graphic-properties draw:fill-color="#ffffff" draw:auto-grow-height="true" fo:min-height="11.429cm"/>
    </style:style>
    <style:style style:name="P1" style:family="paragraph">
      <style:paragraph-properties fo:line-height="150%" fo:text-align="start"/>
    </style:style>
    <style:style style:name="P2" style:family="paragraph">
      <style:paragraph-properties fo:margin-top="0cm" fo:margin-bottom="0cm" fo:line-height="90%" fo:text-align="start" style:punctuation-wrap="hanging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text-properties fo:font-size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left="0cm" fo:margin-right="0cm" fo:margin-top="0cm" fo:margin-bottom="0cm" fo:text-align="start" fo:text-indent="0cm" style:punctuation-wrap="hanging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9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0" style:family="paragraph">
      <style:paragraph-properties fo:margin-left="0cm" fo:margin-right="0cm" fo:margin-top="0cm" fo:margin-bottom="0cm" fo:text-align="start" fo:text-indent="0cm" style:punctuation-wrap="hanging"/>
      <style:text-properties style:text-line-through-style="non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/>
      <style:text-properties style:text-line-through-style="non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1" style:family="text">
      <style:text-properties fo:color="#ffffff" fo:font-family="'Trebuchet MS'" style:font-family-generic="swiss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ff" fo:font-family="'Trebuchet MS'" style:font-family-generic="swiss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4831" style:text-line-through-style="none" fo:font-family="'Trebuchet MS'" fo:font-size="40pt" fo:letter-spacing="normal" fo:font-style="normal" style:text-underline-style="none" fo:font-weight="bold" style:font-family-asian="'MS PGothic'" style:font-pitch-asian="fixed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T4" style:family="text">
      <style:text-properties fo:color="#000000"/>
    </style:style>
    <style:style style:name="T5" style:family="text">
      <style:text-properties fo:color="#ffffff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0000" style:text-line-through-style="none" fo:font-family="'Courier New'" style:font-family-generic="modern" fo:font-size="20pt" fo:letter-spacing="normal" fo:font-style="normal" style:text-underline-style="none" fo:font-weight="normal" style:font-size-asian="20pt" style:font-style-asian="normal" style:font-weight-asian="normal" style:font-family-complex="'Courier New'" style:font-family-generic-complex="modern" style:font-size-complex="20pt" style:font-style-complex="normal" style:font-weight-complex="normal"/>
    </style:style>
    <style:style style:name="T8" style:family="text">
      <style:text-properties fo:color="#000000" style:text-line-through-style="none" fo:font-family="'Courier New'" style:font-family-generic="modern" fo:font-size="15pt" fo:letter-spacing="normal" fo:font-style="normal" style:text-underline-style="none" fo:font-weight="normal" style:font-size-asian="15pt" style:font-style-asian="normal" style:font-weight-asian="normal" style:font-family-complex="'Courier New'" style:font-family-generic-complex="modern" style:font-size-complex="15pt" style:font-style-complex="normal" style:font-weight-complex="normal"/>
    </style:style>
    <style:style style:name="T9" style:family="text">
      <style:text-properties fo:color="#000000" style:text-line-through-style="none" fo:font-family="'Courier New'" style:font-family-generic="modern" fo:font-size="16pt" fo:letter-spacing="normal" fo:font-style="normal" style:text-underline-style="none" fo:font-weight="normal" style:font-size-asian="16pt" style:font-style-asian="normal" style:font-weight-asian="normal" style:font-family-complex="'Courier New'" style:font-family-generic-complex="modern" style:font-size-complex="1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9" draw:id="id9">
        <office:forms form:automatic-focus="false" form:apply-design-mode="false"/>
        <draw:frame draw:style-name="gr1" draw:layer="layout" svg:width="18.917cm" svg:height="3.047cm" svg:x="1.815cm" svg:y="10.8cm">
          <draw:text-box>
            <text:p text:style-name="P1"><text:span text:style-name="T1">CUDA Driver API</text:span></text:p>
            <text:p text:style-name="P1"><text:span text:style-name="T2">Дмитрий Микушин, Александр Харламов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2"><text:span text:style-name="T3">CUDA C Runtime</text:span></text:p>
          </draw:text-box>
        </draw:frame>
        <draw:rect draw:style-name="gr3" draw:text-style-name="P3" xml:id="id1" draw:id="id1" draw:layer="layout" svg:width="5.08cm" svg:height="2.54cm" svg:x="5.045cm" svg:y="4.745cm">
          <text:p text:style-name="P3">C/C++ CUDA</text:p>
          <text:p text:style-name="P3">Application</text:p>
        </draw:rect>
        <draw:rect draw:style-name="gr4" draw:text-style-name="P4" xml:id="id2" draw:id="id2" draw:layer="layout" svg:width="5.08cm" svg:height="2.54cm" svg:x="5.045cm" svg:y="10.745cm">
          <text:p text:style-name="P4"><text:span text:style-name="T4">CPU Code</text:span></text:p>
        </draw:rect>
        <draw:connector draw:style-name="gr5" draw:text-style-name="P3" draw:layer="layout" draw:type="line" svg:x1="7.585cm" svg:y1="7.285cm" svg:x2="7.585cm" svg:y2="10.745cm" draw:start-shape="id1" draw:start-glue-point="2" draw:end-shape="id2" draw:end-glue-point="0" svg:d="m7585 7285v3460">
          <text:p/>
        </draw:connector>
        <draw:rect draw:style-name="gr6" draw:text-style-name="P5" xml:id="id3" draw:id="id3" draw:layer="layout" svg:width="5.08cm" svg:height="2.54cm" svg:x="12.745cm" svg:y="4.745cm">
          <text:p text:style-name="P5"><text:span text:style-name="T5">PTX Code</text:span></text:p>
        </draw:rect>
        <draw:connector draw:style-name="gr5" draw:text-style-name="P3" draw:layer="layout" draw:type="line" svg:x1="10.125cm" svg:y1="6.015cm" svg:x2="12.745cm" svg:y2="6.015cm" draw:start-shape="id1" draw:start-glue-point="1" draw:end-shape="id3" svg:d="m10125 6015h2620">
          <text:p/>
        </draw:connector>
        <draw:ellipse draw:style-name="gr6" draw:text-style-name="P5" xml:id="id4" draw:id="id4" draw:layer="layout" svg:width="6.315cm" svg:height="3.81cm" svg:x="12.132cm" svg:y="9.317cm">
          <text:p text:style-name="P5"><text:span text:style-name="T5">PTX to Target</text:span></text:p>
          <text:p text:style-name="P5"><text:span text:style-name="T5">Compiler</text:span></text:p>
        </draw:ellipse>
        <draw:connector draw:style-name="gr5" draw:text-style-name="P3" draw:layer="layout" draw:type="line" svg:x1="15.285cm" svg:y1="7.285cm" svg:x2="15.289cm" svg:y2="9.317cm" draw:start-shape="id3" draw:start-glue-point="2" draw:end-shape="id4" svg:d="m15285 7285 4 2032">
          <text:p/>
        </draw:connector>
        <draw:custom-shape draw:style-name="gr7" draw:text-style-name="P5" xml:id="id5" draw:id="id5" draw:layer="layout" svg:width="5.08cm" svg:height="1.905cm" svg:x="21.555cm" svg:y="4.85cm">
          <text:p text:style-name="P5"><text:span text:style-name="T5">G8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6" draw:id="id6" draw:layer="layout" svg:width="5.08cm" svg:height="1.905cm" svg:x="21.555cm" svg:y="7.451cm">
          <text:p text:style-name="P5"><text:span text:style-name="T5">GT2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7" draw:id="id7" draw:layer="layout" svg:width="5.08cm" svg:height="1.905cm" svg:x="21.555cm" svg:y="10.052cm">
          <text:p text:style-name="P5"><text:span text:style-name="T5">Fer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8" draw:id="id8" draw:layer="layout" svg:width="5.08cm" svg:height="1.905cm" svg:x="21.555cm" svg:y="12.653cm">
          <text:p text:style-name="P5"><text:span text:style-name="T5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18.447cm" svg:y1="11.222cm" svg:x2="21.555cm" svg:y2="5.802cm" draw:start-shape="id4" draw:start-glue-point="1" draw:end-shape="id5" draw:end-glue-point="3" svg:d="m18447 11222c2331 0 777-5420 3108-5420">
          <text:p/>
        </draw:connector>
        <draw:connector draw:style-name="gr5" draw:text-style-name="P3" draw:layer="layout" draw:type="curve" svg:x1="18.447cm" svg:y1="11.222cm" svg:x2="21.555cm" svg:y2="8.403cm" draw:start-shape="id4" draw:start-glue-point="1" draw:end-shape="id6" svg:d="m18447 11222c2331 0 777-2819 3108-2819">
          <text:p/>
        </draw:connector>
        <draw:connector draw:style-name="gr5" draw:text-style-name="P3" draw:layer="layout" draw:type="curve" svg:x1="18.447cm" svg:y1="11.222cm" svg:x2="21.555cm" svg:y2="11.004cm" draw:start-shape="id4" draw:start-glue-point="1" draw:end-shape="id7" svg:d="m18447 11222c2331 0 777-218 3108-218">
          <text:p/>
        </draw:connector>
        <draw:connector draw:style-name="gr5" draw:text-style-name="P3" draw:layer="layout" draw:type="curve" svg:x1="18.447cm" svg:y1="11.222cm" svg:x2="21.555cm" svg:y2="13.605cm" draw:start-shape="id4" draw:start-glue-point="1" draw:end-shape="id8" draw:end-glue-point="3" svg:d="m18447 11222c2331 0 777 2383 3108 2383">
          <text:p/>
        </draw:connector>
        <presentation:notes draw:style-name="dp4">
          <draw:page-thumbnail draw:style-name="gr2" draw:layer="layout" svg:width="16.932cm" svg:height="9.524cm" svg:x="1.058cm" svg:y="1.93cm" draw:page-number="2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2"><text:span text:style-name="T3">Доступ к PTX</text:span></text:p>
          </draw:text-box>
        </draw:frame>
        <draw:frame draw:style-name="gr1" draw:text-style-name="P7" draw:layer="layout" svg:width="25.077cm" svg:height="3.083cm" svg:x="3.875cm" svg:y="4.245cm">
          <draw:text-box>
            <text:p><text:span text:style-name="T6">--keep <text:s/>(-keep) <text:s text:c="26"/></text:span></text:p>
            <text:p><text:span text:style-name="T6"><text:s text:c="8"/></text:span><text:span text:style-name="T6">Keep all intermediate files that are generated during internal </text:span></text:p>
            <text:p><text:span text:style-name="T6"><text:s text:c="8"/></text:span><text:span text:style-name="T6">compilation steps.</text:span></text:p>
          </draw:text-box>
        </draw:frame>
        <draw:frame draw:style-name="gr1" draw:text-style-name="P9" draw:layer="layout" svg:width="22.515cm" svg:height="5.051cm" svg:x="3.745cm" svg:y="8.89cm">
          <draw:text-box>
            <text:p text:style-name="P8"><text:span text:style-name="T7">__global__ void kernel ( float * data )</text:span></text:p>
            <text:p text:style-name="P8"><text:span text:style-name="T7">{ </text:span></text:p>
            <text:p text:style-name="P8"><text:span text:style-name="T7"><text:s text:c="3"/></text:span><text:span text:style-name="T7">int idx = blockIdx.x * blockDim.x + threadIdx.x ;</text:span></text:p>
            <text:p text:style-name="P8"><text:span text:style-name="T7"><text:s text:c="3"/></text:span></text:p>
            <text:p text:style-name="P8"><text:span text:style-name="T7"><text:s text:c="3"/></text:span><text:span text:style-name="T7">data [idx] = idx;</text:span></text:p>
            <text:p text:style-name="P8"><text:span text:style-name="T7">}</text:span></text:p>
          </draw:text-box>
        </draw:frame>
        <presentation:notes draw:style-name="dp4">
          <draw:page-thumbnail draw:style-name="gr2" draw:layer="layout" svg:width="16.932cm" svg:height="9.524cm" svg:x="1.058cm" svg:y="1.93cm" draw:page-number="3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2"><text:span text:style-name="T3">Доступ к PTX</text:span></text:p>
          </draw:text-box>
        </draw:frame>
        <draw:frame draw:style-name="gr8" draw:text-style-name="P10" draw:layer="layout" svg:width="19.87cm" svg:height="13.473cm" svg:x="3.296cm" svg:y="3.353cm">
          <draw:text-box>
            <text:p text:style-name="P10"><text:span text:style-name="T8">.entry _Z6kernelPf (.param .u32 __cudaparm__Z6kernelPf_data)</text:span></text:p>
            <text:p text:style-name="P10"><text:span text:style-name="T8">{</text:span></text:p>
            <text:p text:style-name="P10"><text:span text:style-name="T8"><text:s text:c="2"/></text:span><text:span text:style-name="T8">.reg .u16 %rh&lt;4&gt;;</text:span></text:p>
            <text:p text:style-name="P10"><text:span text:style-name="T8"><text:s text:c="2"/></text:span><text:span text:style-name="T8">.reg .u32 %r&lt;8&gt;;</text:span></text:p>
            <text:p text:style-name="P10"><text:span text:style-name="T8"><text:s text:c="2"/></text:span><text:span text:style-name="T8">.reg .f32 %f&lt;3&gt;;</text:span></text:p>
            <text:p text:style-name="P10"><text:span text:style-name="T8"><text:s text:c="2"/></text:span><text:span text:style-name="T8">.loc</text:span><text:span text:style-name="T8"><text:tab/></text:span><text:span text:style-name="T8">14</text:span><text:span text:style-name="T8"><text:tab/></text:span><text:span text:style-name="T8">6</text:span><text:span text:style-name="T8"><text:tab/></text:span><text:span text:style-name="T8">0</text:span></text:p>
            <text:p text:style-name="P10"><text:span text:style-name="T8"><text:s text:c="2"/></text:span><text:span text:style-name="T8">$LBB1__Z6kernelPf:</text:span></text:p>
            <text:p text:style-name="P10"><text:span text:style-name="T8"><text:s text:c="2"/></text:span><text:span text:style-name="T8">.loc</text:span><text:span text:style-name="T8"><text:tab/></text:span><text:span text:style-name="T8">14</text:span><text:span text:style-name="T8"><text:tab/></text:span><text:span text:style-name="T8">10</text:span><text:span text:style-name="T8"><text:tab/></text:span><text:span text:style-name="T8">0</text:span></text:p>
            <text:p text:style-name="P10"><text:span text:style-name="T8"><text:s text:c="2"/></text:span><text:span text:style-name="T8">mov.u16 </text:span><text:span text:style-name="T8"><text:tab/></text:span><text:span text:style-name="T8">%rh1, %ctaid.x; <text:s/>// </text:span></text:p>
            <text:p text:style-name="P10"><text:span text:style-name="T8"><text:s text:c="2"/></text:span><text:span text:style-name="T8">mov.u16 </text:span><text:span text:style-name="T8"><text:tab/></text:span><text:span text:style-name="T8">%rh2, %ntid.x; <text:s text:c="2"/>// </text:span></text:p>
            <text:p text:style-name="P10"><text:span text:style-name="T8"><text:s text:c="2"/></text:span><text:span text:style-name="T8">mul.wide.u16 </text:span><text:span text:style-name="T8"><text:tab/></text:span><text:span text:style-name="T8">%r1, %rh1, %rh2;</text:span><text:span text:style-name="T8"><text:tab/></text:span><text:span text:style-name="T8">// </text:span></text:p>
            <text:p text:style-name="P10"><text:span text:style-name="T8"><text:s text:c="2"/></text:span><text:span text:style-name="T8">cvt.u32.u16 </text:span><text:span text:style-name="T8"><text:tab/></text:span><text:span text:style-name="T8">%r2, %tid.x; <text:s text:c="4"/></text:span><text:span text:style-name="T8"><text:tab/></text:span><text:span text:style-name="T8">// </text:span></text:p>
            <text:p text:style-name="P10"><text:span text:style-name="T8"><text:s text:c="2"/></text:span><text:span text:style-name="T8">add.u32 </text:span><text:span text:style-name="T8"><text:tab/></text:span><text:span text:style-name="T8">%r3, %r2, %r1; <text:s text:c="2"/>// </text:span></text:p>
            <text:p text:style-name="P10"><text:span text:style-name="T8"><text:s text:c="2"/></text:span><text:span text:style-name="T8">cvt.rn.f32.s32 </text:span><text:span text:style-name="T8"><text:tab/></text:span><text:span text:style-name="T8">%f1, %r3; <text:s text:c="4"/></text:span><text:span text:style-name="T8"><text:tab/></text:span><text:span text:style-name="T8">// </text:span></text:p>
            <text:p text:style-name="P10"><text:span text:style-name="T8"><text:s text:c="2"/></text:span><text:span text:style-name="T8">ld.param.u32 </text:span><text:span text:style-name="T8"><text:tab/></text:span><text:span text:style-name="T8">%r4, [__cudaparm__Z6kernelPf_data]; // id:14 </text:span></text:p>
            <text:p text:style-name="P10"><text:span text:style-name="T8"><text:s text:c="2"/></text:span><text:span text:style-name="T8">mul.lo.u32 </text:span><text:span text:style-name="T8"><text:tab/></text:span><text:span text:style-name="T8">%r5, %r3, 4; <text:s text:c="4"/>// </text:span></text:p>
            <text:p text:style-name="P10"><text:span text:style-name="T8"><text:s text:c="2"/></text:span><text:span text:style-name="T8">add.u32 </text:span><text:span text:style-name="T8"><text:tab/></text:span><text:span text:style-name="T8">%r6, %r4, %r5; <text:s text:c="2"/>// </text:span></text:p>
            <text:p text:style-name="P10"><text:span text:style-name="T8"><text:s text:c="2"/></text:span><text:span text:style-name="T8">st.global.f32 </text:span><text:span text:style-name="T8"><text:tab/></text:span><text:span text:style-name="T8">[%r6+0], %f1; <text:s/></text:span><text:span text:style-name="T8"><text:tab/></text:span><text:span text:style-name="T8">// id:15</text:span></text:p>
            <text:p text:style-name="P10"><text:span text:style-name="T8"><text:s text:c="2"/></text:span><text:span text:style-name="T8">.loc</text:span><text:span text:style-name="T8"><text:tab/></text:span><text:span text:style-name="T8">14</text:span><text:span text:style-name="T8"><text:tab/></text:span><text:span text:style-name="T8">11</text:span><text:span text:style-name="T8"><text:tab/></text:span><text:span text:style-name="T8">0</text:span></text:p>
            <text:p text:style-name="P10"><text:span text:style-name="T8"><text:s text:c="2"/></text:span><text:span text:style-name="T8">exit; <text:s text:c="24"/></text:span><text:span text:style-name="T8"><text:tab/></text:span><text:span text:style-name="T8"> </text:span></text:p>
            <text:p text:style-name="P10"><text:span text:style-name="T8"><text:s text:c="2"/></text:span><text:span text:style-name="T8">$LDWend__Z6kernelPf:</text:span></text:p>
            <text:p text:style-name="P10"><text:span text:style-name="T8">} // _Z6kernelPf</text:span></text:p>
          </draw:text-box>
        </draw:frame>
        <presentation:notes draw:style-name="dp4">
          <draw:page-thumbnail draw:style-name="gr2" draw:layer="layout" svg:width="16.932cm" svg:height="9.524cm" svg:x="1.058cm" svg:y="1.93cm" draw:page-number="4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2"><text:span text:style-name="T3">Запуск ядра на CUDA</text:span></text:p>
          </draw:text-box>
        </draw:frame>
        <draw:frame draw:style-name="gr1" draw:text-style-name="P12" draw:layer="layout" svg:width="20.822cm" svg:height="9.836cm" svg:x="3.81cm" svg:y="4.445cm">
          <draw:text-box>
            <text:p text:style-name="P11"><text:span text:style-name="T9">float * a <text:s text:c="2"/>= new float [N]; </text:span></text:p>
            <text:p text:style-name="P11"><text:span text:style-name="T9">float * dev = NULL;</text:span><text:span text:style-name="T9"><text:tab/></text:span><text:span text:style-name="T9"> <text:s text:c="6"/></text:span><text:span text:style-name="T9"><text:tab/></text:span><text:span text:style-name="T9"><text:tab/></text:span></text:p>
            <text:p text:style-name="P11"><text:span text:style-name="T9"><text:tab/></text:span></text:p>
            <text:p text:style-name="P11"><text:span text:style-name="T9">cudaMalloc( (void**)&amp;dev, N * sizeof ( float ) );</text:span></text:p>
            <text:p text:style-name="P11"><text:span text:style-name="T9"/></text:p>
            <text:p text:style-name="P11"><text:span text:style-name="T9">dim3 threads = dim3( 512, 1 );</text:span></text:p>
            <text:p text:style-name="P11"><text:span text:style-name="T9">dim3 blocks <text:s/>= dim3( N / threads.x, 1 );</text:span></text:p>
            <text:p text:style-name="P11"><text:span text:style-name="T9"/></text:p>
            <text:p text:style-name="P11"><text:span text:style-name="T9"><text:s text:c="9"/></text:span><text:span text:style-name="T9"><text:tab/></text:span><text:span text:style-name="T9"><text:tab/></text:span></text:p>
            <text:p text:style-name="P11"><text:span text:style-name="T9">kernel&lt;&lt;&lt;blocks, threads&gt;&gt;&gt; ( dev );</text:span></text:p>
            <text:p text:style-name="P11"><text:span text:style-name="T9">cudaThreadSynchronize();</text:span></text:p>
            <text:p text:style-name="P11"><text:span text:style-name="T9"/></text:p>
            <text:p text:style-name="P11"><text:span text:style-name="T9">cudaMemcpy(a, dev, N*sizeof(float), cudaMemcpyDeviceToHost);</text:span></text:p>
            <text:p text:style-name="P11"><text:span text:style-name="T9"/></text:p>
            <text:p text:style-name="P11"><text:span text:style-name="T9">cudaFree( dev );</text:span></text:p>
          </draw:text-box>
        </draw:frame>
        <presentation:notes draw:style-name="dp4">
          <draw:page-thumbnail draw:style-name="gr2" draw:layer="layout" svg:width="16.932cm" svg:height="9.524cm" svg:x="1.058cm" svg:y="1.93cm" draw:page-number="5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2"><text:span text:style-name="T3">Запуск ядра на Driver API</text:span></text:p>
          </draw:text-box>
        </draw:frame>
        <draw:frame draw:style-name="gr9" draw:text-style-name="P10" draw:layer="layout" svg:width="18.282cm" svg:height="12.872cm" svg:x="3.81cm" svg:y="3.745cm">
          <draw:text-box>
            <text:p text:style-name="P10"><text:span text:style-name="T8">CUdevice <text:s text:c="2"/>device;</text:span></text:p>
            <text:p text:style-name="P10"><text:span text:style-name="T8">CUcontext <text:s/>context;</text:span></text:p>
            <text:p text:style-name="P10"><text:span text:style-name="T8">CUmodule <text:s text:c="2"/>module;</text:span></text:p>
            <text:p text:style-name="P10"><text:span text:style-name="T8">CUfunction function;</text:span></text:p>
            <text:p text:style-name="P13"><text:span text:style-name="T8">CUdeviceptr pData;</text:span></text:p>
            <text:p text:style-name="P13"><text:span text:style-name="T8"/></text:p>
            <text:p text:style-name="P13"><text:span text:style-name="T8">float * pHostData = new float[N];</text:span></text:p>
            <text:p text:style-name="P13"><text:span text:style-name="T8"/></text:p>
            <text:p text:style-name="P13"><text:span text:style-name="T8">cuInit(0);</text:span></text:p>
            <text:p text:style-name="P13"><text:span text:style-name="T8"/></text:p>
            <text:p text:style-name="P13"><text:span text:style-name="T8">cuDeviceGetCount(&amp;device_count);</text:span></text:p>
            <text:p text:style-name="P13"><text:span text:style-name="T8">cuDeviceGet( &amp;device, 0 );</text:span></text:p>
            <text:p text:style-name="P13"><text:span text:style-name="T8"/></text:p>
            <text:p text:style-name="P13"><text:span text:style-name="T8">cuCtxCreate( &amp;context, 0, device );</text:span></text:p>
            <text:p text:style-name="P13"><text:span text:style-name="T8"/></text:p>
            <text:p text:style-name="P13"><text:span text:style-name="T8">cuModuleLoad( &amp;module, "hello.cuda_runtime.ptx" );</text:span></text:p>
            <text:p text:style-name="P13"><text:span text:style-name="T8">cuModuleGetFunction( &amp;function, module, "_Z6kernelPf" );</text:span></text:p>
            <text:p text:style-name="P13"><text:span text:style-name="T8"/></text:p>
            <text:p text:style-name="P13"><text:span text:style-name="T8">cuMemAlloc( &amp;pData, N * sizeof(float) );</text:span></text:p>
            <text:p text:style-name="P13"><text:span text:style-name="T8"/></text:p>
            <text:p text:style-name="P13"><text:span text:style-name="T8">// ...</text:span></text:p>
          </draw:text-box>
        </draw:frame>
        <presentation:notes draw:style-name="dp4">
          <draw:page-thumbnail draw:style-name="gr2" draw:layer="layout" svg:width="16.932cm" svg:height="9.524cm" svg:x="1.058cm" svg:y="1.93cm" draw:page-number="6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1">
        <office:forms form:automatic-focus="false" form:apply-design-mode="false"/>
        <draw:frame presentation:style-name="pr2" draw:layer="layout" svg:width="26.136cm" svg:height="2.869cm" svg:x="3.2cm" svg:y="0.689cm" presentation:class="title" presentation:user-transformed="true">
          <draw:text-box>
            <text:p text:style-name="P2"><text:span text:style-name="T3">Запуск ядра на Driver API</text:span></text:p>
          </draw:text-box>
        </draw:frame>
        <draw:frame draw:style-name="gr10" draw:text-style-name="P10" draw:layer="layout" svg:width="18.451cm" svg:height="9.836cm" svg:x="3.81cm" svg:y="3.745cm">
          <draw:text-box>
            <text:p text:style-name="P11"><text:span text:style-name="T9"/></text:p>
            <text:p text:style-name="P11"><text:span text:style-name="T9">// ...</text:span></text:p>
            <text:p text:style-name="P11"><text:span text:style-name="T9"/></text:p>
            <text:p text:style-name="P11"><text:span text:style-name="T9">cuFuncSetBlockShape( function, N, 1, 1 );</text:span></text:p>
            <text:p text:style-name="P11"><text:span text:style-name="T9"/></text:p>
            <text:p text:style-name="P11"><text:span text:style-name="T9">cuParamSeti( function, 0, pData );</text:span></text:p>
            <text:p text:style-name="P11"><text:span text:style-name="T9"/></text:p>
            <text:p text:style-name="P11"><text:span text:style-name="T9">cuParamSetSize( function, sizeof(void *) );</text:span></text:p>
            <text:p text:style-name="P11"><text:span text:style-name="T9"/></text:p>
            <text:p text:style-name="P11"><text:span text:style-name="T9">cuLaunchGrid( function, 1, 1 );</text:span></text:p>
            <text:p text:style-name="P11"><text:span text:style-name="T9"/></text:p>
            <text:p text:style-name="P11"><text:span text:style-name="T9">cuMemcpyDtoH( pHostData, pData, N * sizeof( float) );</text:span></text:p>
            <text:p text:style-name="P11"><text:span text:style-name="T9"/></text:p>
            <text:p text:style-name="P11"><text:span text:style-name="T9">cuMemFree( pData );</text:span></text:p>
            <text:p text:style-name="P11"><text:span text:style-name="T9"/></text:p>
          </draw:text-box>
        </draw:frame>
        <presentation:notes draw:style-name="dp4">
          <draw:page-thumbnail draw:style-name="gr2" draw:layer="layout" svg:width="16.932cm" svg:height="9.524cm" svg:x="1.058cm" svg:y="1.93cm" draw:page-number="7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/>
      <style:text-properties fo:color="#000000" style:text-outline="false" style:text-line-through-style="none" fo:font-family="'Trebuchet MS'" fo:font-size="32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align="start" fo:text-indent="0cm" style:punctuation-wrap="hanging"/>
      <style:text-properties fo:color="#000000" style:text-line-through-style="none" fo:font-family="'Trebuchet MS'" fo:font-size="24pt" fo:letter-spacing="normal" fo:font-style="normal" style:text-underline-style="none" fo:font-weight="normal" style:font-family-asian="'MS PGothic'" style:font-pitch-asian="fixed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text-align="start" fo:text-indent="0cm" style:punctuation-wrap="hanging">
        <style:tab-stops>
          <style:tab-stop style:position="6.037cm"/>
        </style:tab-stops>
      </style:paragraph-properties>
      <style:text-properties fo:color="#000000" style:text-line-through-style="none" fo:font-family="'Trebuchet MS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fo:font-size="40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40pt" style:language-asian="en" style:country-asian="US" style:font-style-asian="normal" style:font-weight-asian="normal" style:font-family-complex="'ＭＳ Ｐゴシック'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/>
      <style:text-properties fo:color="#000000" style:text-outline="false" style:text-line-through-style="none" fo:font-family="'Trebuchet MS'" fo:font-size="32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align="start" fo:text-indent="0cm" style:punctuation-wrap="hanging"/>
      <style:text-properties fo:color="#000000" style:text-line-through-style="none" fo:font-family="'Trebuchet MS'" fo:font-size="24pt" fo:letter-spacing="normal" fo:font-style="normal" style:text-underline-style="none" fo:font-weight="normal" style:font-family-asian="'MS PGothic'" style:font-pitch-asian="fixed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align="start" fo:text-indent="0cm" style:punctuation-wrap="hanging">
        <style:tab-stops>
          <style:tab-stop style:position="6.037cm"/>
        </style:tab-stops>
      </style:paragraph-properties>
      <style:text-properties fo:color="#000000" style:text-line-through-style="none" fo:font-family="'Trebuchet MS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fo:font-size="40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40pt" style:language-asian="en" style:country-asian="US" style:font-style-asian="normal" style:font-weight-asian="normal" style:font-family-complex="'ＭＳ Ｐゴシック'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48cm" fo:page-height="17.14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76b900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000000" draw:opacity="54%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 style:list-style-name="ML1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Default-outline1">
      <style:graphic-properties draw:stroke="none" draw:fill="none" draw:textarea-vertical-align="bottom" draw:auto-grow-height="false" draw:fit-to-size="false" fo:min-height="11.315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2.863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1.315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.212cm" fo:margin-bottom="0.106cm" fo:line-height="90%" fo:text-align="start" fo:text-indent="0cm" style:punctuation-wrap="hanging"/>
    </style:style>
    <style:style style:name="MP5" style:family="paragraph">
      <style:paragraph-properties fo:margin-top="0cm" fo:margin-bottom="0cm" fo:line-height="90%" fo:text-align="start" style:punctuation-wrap="hanging"/>
    </style:style>
    <style:style style:name="MP6" style:family="paragraph">
      <style:paragraph-properties fo:margin-left="0cm" fo:margin-right="0cm" fo:margin-top="0.212cm" fo:margin-bottom="0.106cm" fo:text-align="start" fo:text-indent="0cm" style:punctuation-wrap="hanging"/>
    </style:style>
    <style:style style:name="MP7" style:family="paragraph">
      <style:paragraph-properties fo:margin-left="0cm" fo:margin-right="0cm" fo:margin-top="0.212cm" fo:margin-bottom="0.106cm" fo:text-align="start" fo:text-indent="0cm" style:punctuation-wrap="hanging">
        <style:tab-stops>
          <style:tab-stop style:position="6.037cm"/>
        </style:tab-stops>
      </style:paragraph-properties>
    </style:style>
    <style:style style:name="MP8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cm" fo:margin-bottom="0cm" fo:text-align="end" fo:text-indent="0cm" style:punctuation-wrap="hanging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Trebuchet MS'" fo:font-size="38pt" fo:letter-spacing="normal" fo:font-style="normal" style:text-underline-style="none" fo:font-weight="bold" style:font-family-asian="'MS PGothic'" style:font-pitch-asian="fixed" style:font-size-asian="38pt" style:font-style-asian="normal" style:font-weight-asian="bold" style:font-family-complex="Arial" style:font-size-complex="38pt" style:font-style-complex="normal" style:font-weight-complex="bold"/>
    </style:style>
    <style:style style:name="MT3" style:family="text">
      <style:text-properties fo:color="#004831" style:text-line-through-style="none" fo:font-family="'Trebuchet MS'" style:font-family-generic="swiss" fo:font-size="40pt" fo:letter-spacing="normal" fo:font-style="normal" style:text-underline-style="none" fo:font-weight="bold" style:font-family-asian="'MS PGothic'" style:font-pitch-asian="fixed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MT4" style:family="text">
      <style:text-properties fo:color="#000000" style:text-line-through-style="none" fo:font-family="'Trebuchet MS'" style:font-family-generic="swiss" fo:font-size="32pt" fo:letter-spacing="normal" fo:font-style="normal" style:text-underline-style="none" fo:font-weight="normal" style:font-family-asian="'MS PGothic'" style:font-pitch-asian="fixed" style:font-size-asian="32pt" style:font-style-asian="normal" style:font-weight-asian="normal" style:font-family-complex="'ＭＳ Ｐゴシック'" style:font-size-complex="32pt" style:font-style-complex="normal" style:font-weight-complex="normal"/>
    </style:style>
    <style:style style:name="MT5" style:family="text">
      <style:text-properties fo:color="#000000" style:text-line-through-style="none" fo:font-family="'Trebuchet MS'" style:font-family-generic="swiss" fo:font-size="28pt" fo:letter-spacing="normal" fo:font-style="normal" style:text-underline-style="none" fo:font-weight="normal" style:font-family-asian="'MS PGothic'" style:font-pitch-asian="fixed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MT6" style:family="text">
      <style:text-properties fo:color="#000000" style:text-line-through-style="none" fo:font-family="'Trebuchet MS'" style:font-family-generic="swiss" fo:font-size="24pt" fo:letter-spacing="normal" fo:font-style="normal" style:text-underline-style="none" fo:font-weight="normal" style:font-family-asian="'MS PGothic'" style:font-pitch-asian="fixed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MT7" style:family="text">
      <style:text-properties fo:color="#000000" style:text-line-through-style="none" fo:font-family="'Trebuchet MS'" style:font-family-generic="swiss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MT8" style:family="text">
      <style:text-properties fo:color="#000000" style:text-line-through-style="none" fo:font-family="'Trebuchet MS'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•">
        <style:list-level-properties text:space-before="5.081cm" text:min-label-width="0.48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custom-shape draw:name="Rectangle 4" draw:style-name="Mgr3" draw:text-style-name="MP3" draw:layer="backgroundobjects" svg:width="2.419cm" svg:height="17.144cm" svg:x="0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3" draw:text-style-name="MP3" draw:layer="backgroundobjects" svg:width="30.479cm" svg:height="17.144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30.501cm" svg:height="4.598cm" svg:x="-0.022cm" svg:y="10.016cm">
        <text:p/>
        <draw:enhanced-geometry svg:viewBox="0 0 21600 21600" draw:type="rectangle" draw:enhanced-path="M 0 0 L 21600 0 21600 21600 0 21600 0 0 Z N"/>
      </draw:custom-shape>
      <draw:frame draw:name="Text Placeholder 2" presentation:style-name="Mpr1" draw:text-style-name="MP3" draw:layer="backgroundobjects" svg:width="27.545cm" svg:height="3.749cm" svg:x="2.244cm" svg:y="10.595cm" presentation:class="outline" presentation:user-transformed="tru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  <text:list>
                                        <text:list-item>
                                          <text:p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2">Ninth Outline LevelClick to edit Master text styles</text:span></text:p>
        </draw:text-box>
      </draw:frame>
      <draw:frame presentation:style-name="Default-title" draw:layer="backgroundobjects" svg:width="27.431cm" svg:height="2.862cm" svg:x="1.524cm" svg:y="0.684cm" presentation:class="titl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4" draw:style-name="Mgr3" draw:text-style-name="MP3" draw:layer="backgroundobjects" svg:width="2.419cm" svg:height="17.144cm" svg:x="0cm" svg:y="0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6.136cm" svg:height="2.869cm" svg:x="3.2cm" svg:y="0.688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6.136cm" svg:height="11.327cm" svg:x="3.2cm" svg:y="4cm" presentation:class="outline" presentation:user-transformed="true">
        <draw:text-box>
          <text:list text:style-name="ML2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6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Box 3" draw:style-name="Mgr5" draw:text-style-name="MP9" draw:layer="backgroundobjects" svg:width="8.649cm" svg:height="0.843cm" svg:x="21.326cm" svg:y="15.903cm">
        <text:p text:style-name="MP8"><text:span text:style-name="MT8">2011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5-03T10:57:01</dc:date>
    <dc:creator>Mae Marcus</dc:creator>
    <meta:generator>OpenOffice.org/3.3$Unix OpenOffice.org_project/330m20$Build-9567</meta:generator>
    <meta:editing-duration>P1DT9H28M34S</meta:editing-duration>
    <meta:editing-cycles>33</meta:editing-cycles>
    <meta:document-statistic meta:object-count="73"/>
  </office:meta>
</office:document-meta>
</file>